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style:font-name-complex="Arial"/>
    </style:style>
    <style:style style:name="P2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officeooo:paragraph-rsid="0024519a" style:font-name-complex="Arial"/>
    </style:style>
    <style:style style:name="P3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P4" style:family="paragraph" style:parent-style-name="Texto_20_de_20_nota_20_al_20_pie">
      <style:paragraph-properties fo:margin-top="0.212cm" fo:margin-bottom="0.212cm" style:contextual-spacing="false" fo:line-height="100%" fo:text-align="justify" style:justify-single-word="false">
        <style:tab-stops>
          <style:tab-stop style:position="-1.27cm"/>
        </style:tab-stops>
      </style:paragraph-properties>
    </style:style>
    <style:style style:name="P5" style:family="paragraph" style:parent-style-name="Texto_20_de_20_nota_20_al_20_pie">
      <style:paragraph-properties fo:margin-top="0.212cm" fo:margin-bottom="0.212cm" style:contextual-spacing="false" fo:line-height="100%" fo:text-align="justify" style:justify-single-word="false">
        <style:tab-stops>
          <style:tab-stop style:position="-1.27cm"/>
        </style:tab-stops>
      </style:paragraph-properties>
      <style:text-properties officeooo:paragraph-rsid="001e759d"/>
    </style:style>
    <style:style style:name="P6" style:family="paragraph" style:parent-style-name="Heading_20_2" style:master-page-name="MP0">
      <style:paragraph-properties style:page-number="auto" fo:break-before="page"/>
      <style:text-properties style:font-name="Arial Narrow" style:rfc-language-tag="es-ES-u-co-trad" fo:language="es" fo:country="ES" style:font-name-complex="Arial"/>
    </style:style>
    <style:style style:name="P7" style:family="paragraph" style:parent-style-name="Normal" style:list-style-name="L1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</style:style>
    <style:style style:name="P8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P9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24519a"/>
    </style:style>
    <style:style style:name="P10" style:family="paragraph" style:parent-style-name="Normal" style:list-style-name="L1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Arial Narrow" fo:letter-spacing="-0.005cm" style:rfc-language-tag="es-ES-u-co-trad" fo:language="es" fo:country="ES" style:font-name-complex="Arial"/>
    </style:style>
    <style:style style:name="P11" style:family="paragraph" style:parent-style-name="Normal" style:list-style-name="L1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Arial Narrow" fo:letter-spacing="-0.005cm" style:rfc-language-tag="es-ES-u-co-trad" fo:language="es" fo:country="ES" officeooo:paragraph-rsid="001e759d" style:font-name-complex="Arial"/>
    </style:style>
    <style:style style:name="P12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style:font-name-complex="Arial"/>
    </style:style>
    <style:style style:name="P13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officeooo:paragraph-rsid="002af63a" style:font-name-complex="Arial"/>
    </style:style>
    <style:style style:name="P14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officeooo:paragraph-rsid="0024519a" style:font-name-complex="Arial"/>
    </style:style>
    <style:style style:name="P15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Arial Narrow" fo:letter-spacing="-0.005cm" style:rfc-language-tag="es-ES-u-co-trad" fo:language="es" fo:country="ES" officeooo:rsid="002cadab" officeooo:paragraph-rsid="002cadab" fo:background-color="#ffffa6" style:font-name-complex="Arial"/>
    </style:style>
    <style:style style:name="P16" style:family="paragraph" style:parent-style-name="Normal">
      <style:text-properties style:rfc-language-tag="es-ES-u-co-trad" fo:language="es" fo:country="ES" officeooo:rsid="002cadab" officeooo:paragraph-rsid="002cadab" fo:background-color="#ffffa6"/>
    </style:style>
    <style:style style:name="T1" style:family="text">
      <style:text-properties style:font-name="Arial Narrow" fo:letter-spacing="-0.005cm" style:rfc-language-tag="es-ES-u-co-trad" fo:language="es" fo:country="ES" style:font-name-complex="Arial"/>
    </style:style>
    <style:style style:name="T2" style:family="text">
      <style:text-properties style:font-name="Arial Narrow" fo:letter-spacing="-0.005cm" style:rfc-language-tag="es-ES-u-co-trad" fo:language="es" fo:country="ES" fo:font-weight="bold" officeooo:rsid="002081ae" style:font-weight-asian="bold" style:font-name-complex="Arial" style:font-weight-complex="bold"/>
    </style:style>
    <style:style style:name="T3" style:family="text">
      <style:text-properties style:font-name="Arial Narrow" fo:letter-spacing="-0.005cm" style:rfc-language-tag="es-ES-u-co-trad" fo:language="es" fo:country="ES" fo:font-weight="bold" officeooo:rsid="001e759d" style:font-weight-asian="bold" style:font-name-complex="Arial" style:font-weight-complex="bold"/>
    </style:style>
    <style:style style:name="T4" style:family="text">
      <style:text-properties style:font-name="Arial Narrow" fo:letter-spacing="-0.005cm" style:rfc-language-tag="es-ES-u-co-trad" fo:language="es" fo:country="ES" fo:font-weight="bold" officeooo:rsid="002758b3" style:font-weight-asian="bold" style:font-name-complex="Arial" style:font-weight-complex="bold"/>
    </style:style>
    <style:style style:name="T5" style:family="text">
      <style:text-properties style:font-name="Arial Narrow" fo:letter-spacing="-0.005cm" style:rfc-language-tag="es-ES-u-co-trad" fo:language="es" fo:country="ES" fo:font-weight="bold" officeooo:rsid="002af63a" style:font-weight-asian="bold" style:font-name-complex="Arial" style:font-weight-complex="bold"/>
    </style:style>
    <style:style style:name="T6" style:family="text">
      <style:text-properties style:font-name="Arial Narrow" fo:letter-spacing="-0.005cm" style:rfc-language-tag="es-ES-u-co-trad" fo:language="es" fo:country="ES" fo:font-weight="bold" officeooo:rsid="0024519a" style:font-weight-asian="bold" style:font-name-complex="Arial" style:font-weight-complex="bold"/>
    </style:style>
    <style:style style:name="T7" style:family="text">
      <style:text-properties style:font-name="Arial Narrow" fo:letter-spacing="-0.005cm" style:rfc-language-tag="es-ES-u-co-trad" fo:language="es" fo:country="ES" fo:font-weight="bold" officeooo:rsid="002bafc6" style:font-weight-asian="bold" style:font-name-complex="Arial" style:font-weight-complex="bold"/>
    </style:style>
    <style:style style:name="T8" style:family="text">
      <style:text-properties style:font-name="Arial Narrow" fo:letter-spacing="-0.005cm" style:rfc-language-tag="es-ES-u-co-trad" fo:language="es" fo:country="ES" fo:font-weight="bold" officeooo:rsid="00261ee6" fo:background-color="#ffa6a6" loext:char-shading-value="0" style:font-weight-asian="bold" style:font-name-complex="Arial" style:font-weight-complex="bold"/>
    </style:style>
    <style:style style:name="T9" style:family="text">
      <style:text-properties style:font-name="Arial Narrow" fo:letter-spacing="-0.005cm" style:rfc-language-tag="es-ES-u-co-trad" fo:language="es" fo:country="ES" fo:font-weight="bold" officeooo:rsid="002af63a" fo:background-color="#ffa6a6" loext:char-shading-value="0" style:font-weight-asian="bold" style:font-name-complex="Arial" style:font-weight-complex="bold"/>
    </style:style>
    <style:style style:name="T10" style:family="text">
      <style:text-properties style:font-name="Arial Narrow" fo:font-size="8pt" fo:letter-spacing="-0.004cm" style:font-size-asian="8pt"/>
    </style:style>
    <style:style style:name="T11" style:family="text">
      <style:text-properties style:font-name="Arial Narrow" fo:font-size="8pt" fo:letter-spacing="-0.004cm" fo:language="en" fo:country="US" style:font-size-asian="8pt"/>
    </style:style>
    <style:style style:name="T12" style:family="text">
      <style:text-properties style:font-name="Arial Narrow" fo:font-size="10pt" fo:letter-spacing="-0.005cm" style:rfc-language-tag="es-ES-u-co-trad" fo:language="es" fo:country="ES" fo:font-weight="bold" officeooo:rsid="002081ae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3" style:family="text">
      <style:text-properties style:font-name="Arial Narrow" fo:font-size="10pt" fo:letter-spacing="-0.005cm" style:rfc-language-tag="es-ES-u-co-trad" fo:language="es" fo:country="ES" fo:font-weight="bold" officeooo:rsid="002270d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4" style:family="text">
      <style:text-properties style:font-name="Arial Narrow" fo:font-size="10pt" fo:letter-spacing="-0.005cm" style:rfc-language-tag="es-ES-u-co-trad" fo:language="es" fo:country="ES" fo:font-weight="bold" officeooo:rsid="002af63a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5" style:family="text">
      <style:text-properties style:font-name="Arial Narrow" fo:font-size="10pt" fo:letter-spacing="-0.005cm" style:rfc-language-tag="es-ES-u-co-trad" fo:language="es" fo:country="ES" fo:font-weight="bold" officeooo:rsid="002bafc6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6" style:family="text">
      <style:text-properties style:font-name="Arial Narrow" fo:font-size="10pt" fo:letter-spacing="-0.005cm" style:rfc-language-tag="es-ES-u-co-trad" fo:language="es" fo:country="ES" fo:font-weight="bold" officeooo:rsid="00261ee6" fo:background-color="#ffa6a6" loext:char-shading-value="0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T17" style:family="text">
      <style:text-properties style:font-name="Times New Roman" fo:font-size="8pt" fo:letter-spacing="-0.004cm" style:font-size-asian="8pt"/>
    </style:style>
    <style:style style:name="T18" style:family="text">
      <style:text-properties style:font-name="Times New Roman" fo:font-size="8pt" fo:letter-spacing="-0.004cm" fo:language="en" fo:country="US" style:font-size-asian="8pt"/>
    </style:style>
    <style:style style:name="T19" style:family="text">
      <style:text-properties fo:font-weight="bold" officeooo:rsid="001e759d" style:font-weight-asian="bold" style:font-weight-complex="bold"/>
    </style:style>
    <style:style style:name="T20" style:family="text">
      <style:text-properties fo:font-weight="bold" officeooo:rsid="001e8033" style:font-weight-asian="bold" style:font-weight-complex="bold"/>
    </style:style>
    <style:style style:name="T21" style:family="text">
      <style:text-properties fo:font-weight="bold" officeooo:rsid="001ef16a" style:font-weight-asian="bold" style:font-weight-complex="bold"/>
    </style:style>
    <style:style style:name="T22" style:family="text">
      <style:text-properties fo:font-weight="bold" officeooo:rsid="002081ae" style:font-weight-asian="bold" style:font-weight-complex="bold"/>
    </style:style>
    <style:style style:name="T23" style:family="text">
      <style:text-properties fo:font-weight="bold" officeooo:rsid="002270dd" style:font-weight-asian="bold" style:font-weight-complex="bold"/>
    </style:style>
    <style:style style:name="T24" style:family="text">
      <style:text-properties fo:font-weight="bold" officeooo:rsid="0024519a" style:font-weight-asian="bold" style:font-weight-complex="bold"/>
    </style:style>
    <style:style style:name="T25" style:family="text">
      <style:text-properties fo:font-weight="bold" officeooo:rsid="00261ee6" style:font-weight-asian="bold" style:font-weight-complex="bold"/>
    </style:style>
    <style:style style:name="T26" style:family="text">
      <style:text-properties fo:font-weight="bold" officeooo:rsid="0026d15d" style:font-weight-asian="bold" style:font-weight-complex="bold"/>
    </style:style>
    <style:style style:name="T27" style:family="text">
      <style:text-properties fo:font-weight="bold" officeooo:rsid="002758b3" style:font-weight-asian="bold" style:font-weight-complex="bold"/>
    </style:style>
    <style:style style:name="T28" style:family="text">
      <style:text-properties fo:font-weight="bold" officeooo:rsid="002974f7" style:font-weight-asian="bold" style:font-weight-complex="bold"/>
    </style:style>
    <style:style style:name="T29" style:family="text">
      <style:text-properties fo:font-weight="bold" officeooo:rsid="002af63a" style:font-weight-asian="bold" style:font-weight-complex="bold"/>
    </style:style>
    <style:style style:name="T30" style:family="text">
      <style:text-properties fo:font-weight="bold" officeooo:rsid="002b2617" style:font-weight-asian="bold" style:font-weight-complex="bold"/>
    </style:style>
    <style:style style:name="T31" style:family="text">
      <style:text-properties fo:font-weight="bold" officeooo:rsid="001e8033" fo:background-color="#ffa6a6" loext:char-shading-value="0" style:font-weight-asian="bold" style:font-weight-complex="bold"/>
    </style:style>
    <style:style style:name="T32" style:family="text">
      <style:text-properties fo:font-weight="bold" officeooo:rsid="0026d15d" fo:background-color="#ffa6a6" loext:char-shading-value="0" style:font-weight-asian="bold" style:font-weight-complex="bold"/>
    </style:style>
    <style:style style:name="T33" style:family="text">
      <style:text-properties fo:font-weight="bold" officeooo:rsid="002758b3" fo:background-color="#ffa6a6" loext:char-shading-value="0" style:font-weight-asian="bold" style:font-weight-complex="bold"/>
    </style:style>
    <style:style style:name="T34" style:family="text">
      <style:text-properties fo:font-weight="bold" officeooo:rsid="001ef16a" fo:background-color="#ffa6a6" loext:char-shading-value="0" style:font-weight-asian="bold" style:font-weight-complex="bold"/>
    </style:style>
    <style:style style:name="T35" style:family="text">
      <style:text-properties fo:font-weight="bold" officeooo:rsid="002af63a" fo:background-color="#ffa6a6" loext:char-shading-value="0" style:font-weight-asian="bold" style:font-weight-complex="bold"/>
    </style:style>
    <style:style style:name="T36" style:family="text">
      <style:text-properties fo:font-weight="bold" officeooo:rsid="0024519a" fo:background-color="#ffa6a6" loext:char-shading-value="0" style:font-weight-asian="bold" style:font-weight-complex="bold"/>
    </style:style>
    <style:style style:name="T37" style:family="text">
      <style:text-properties fo:font-weight="bold" officeooo:rsid="0024519a" fo:background-color="#ffa6a6" loext:char-shading-value="0" style:font-weight-asian="bold" style:font-weight-complex="bold"/>
    </style:style>
    <style:style style:name="T38" style:family="text">
      <style:text-properties fo:font-weight="bold" officeooo:rsid="002b2617" fo:background-color="#ffa6a6" loext:char-shading-value="0" style:font-weight-asian="bold" style:font-weight-complex="bold"/>
    </style:style>
    <style:style style:name="T39" style:family="text">
      <style:text-properties officeooo:rsid="002af63a" fo:background-color="#ffa6a6" loext:char-shading-value="0"/>
    </style:style>
    <style:style style:name="T40" style:family="text">
      <style:text-properties fo:font-style="italic" fo:font-weight="bold" officeooo:rsid="0026d15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2af63a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2b2617" fo:background-color="#ffffa6" loext:char-shading-value="0" style:font-style-asian="italic" style:font-weight-asian="normal" style:font-style-complex="italic" style:font-weight-complex="normal"/>
    </style:style>
    <style:style style:name="T43" style:family="text">
      <style:text-properties officeooo:rsid="002af63a"/>
    </style:style>
    <style:style style:name="T44" style:family="text">
      <style:text-properties style:text-line-through-style="solid" style:text-line-through-type="single" fo:font-weight="bold" officeooo:rsid="0024519a" fo:background-color="#ffa6a6" loext:char-shading-value="0" style:font-weight-asian="bold" style:font-weight-complex="bold"/>
    </style:style>
    <style:style style:name="T45" style:family="text">
      <style:text-properties style:text-line-through-style="solid" style:text-line-through-type="single" fo:font-weight="bold" officeooo:rsid="002b2617" fo:background-color="#ffa6a6" loext:char-shading-value="0" style:font-weight-asian="bold" style:font-weight-complex="bold"/>
    </style:style>
    <style:style style:name="T46" style:family="text">
      <style:text-properties officeooo:rsid="002bafc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bookmark-start text:name="_Toc525550129"/>Article Usage<text:bookmark-end text:name="_Toc525550129"/></text:h>
      <text:list xml:id="list256014497" text:style-name="L1">
        <text:list-item>
          <text:p text:style-name="P7"><text:span text:style-name="Fuente_20_de_20_párrafo_20_predeter."><text:span text:style-name="T1">Como lingüista, no puedo aceptar tal definición.</text:span></text:span></text:p>
        </text:list-item>
      </text:list>
      <text:p text:style-name="P1"><text:tab/><text:span text:style-name="T19">As a linguist, I can not accept such </text:span><text:span text:style-name="T31">a</text:span><text:span text:style-name="T20"> </text:span><text:span text:style-name="T19">definition.</text:span></text:p>
      <text:list xml:id="list85634805476126" text:continue-numbering="true" text:style-name="L1">
        <text:list-item>
          <text:p text:style-name="P7"><text:span text:style-name="Fuente_20_de_20_párrafo_20_predeter."><text:span text:style-name="T1">La política</text:span></text:span><text:span text:style-name="Ref._20_de_20_nota_20_al_20_pie"><text:span text:style-name="T1"><text:note text:id="ftn1" text:note-class="footnote"><text:note-citation>1</text:note-citation><text:note-body><text:p text:style-name="P5"><text:span text:style-name="Fuente_20_de_20_párrafo_20_predeter."><text:span text:style-name="T17">"Politics" (sustantivo singular y no contable).</text:span></text:span></text:p></text:note-body></text:note></text:span></text:span><text:span text:style-name="Fuente_20_de_20_párrafo_20_predeter."><text:span text:style-name="T1"> es el destino</text:span></text:span><text:span text:style-name="Ref._20_de_20_nota_20_al_20_pie"><text:span text:style-name="T1"><text:note text:id="ftn2" text:note-class="footnote"><text:note-citation>2</text:note-citation><text:note-body><text:p text:style-name="P4"><text:span text:style-name="Fuente_20_de_20_párrafo_20_predeter."><text:span text:style-name="T17">"Destiny (sustantivo no contable).</text:span></text:span></text:p></text:note-body></text:note></text:span></text:span><text:span text:style-name="Fuente_20_de_20_párrafo_20_predeter."><text:span text:style-name="T1">.</text:span></text:span></text:p>
        </text:list-item>
      </text:list>
      <text:p text:style-name="P1"><text:tab/><text:span text:style-name="T19">Politics is destiny</text:span></text:p>
      <text:list xml:id="list85635674686172" text:continue-numbering="true" text:style-name="L1">
        <text:list-item>
          <text:p text:style-name="P7"><text:span text:style-name="Fuente_20_de_20_párrafo_20_predeter."><text:span text:style-name="T1">Una única oblea</text:span></text:span><text:span text:style-name="Ref._20_de_20_nota_20_al_20_pie"><text:span text:style-name="T1"><text:note text:id="ftn3" text:note-class="footnote"><text:note-citation>3</text:note-citation><text:note-body><text:p text:style-name="P4"><text:span text:style-name="Fuente_20_de_20_párrafo_20_predeter."><text:span text:style-name="T17">"Wafer" (sustantivo contable).</text:span></text:span></text:p></text:note-body></text:note></text:span></text:span><text:span text:style-name="Fuente_20_de_20_párrafo_20_predeter."><text:span text:style-name="T1"> de silicio puede producir miles de chips.</text:span></text:span></text:p>
        </text:list-item>
      </text:list>
      <text:p text:style-name="P1"><text:tab/><text:span text:style-name="T19">A </text:span><text:span text:style-name="T21">unique // </text:span><text:span text:style-name="T22">A single // Only one</text:span><text:span text:style-name="T21"> </text:span><text:span text:style-name="T19">silicon wafer can produce thousands of chips.</text:span></text:p>
      <text:list xml:id="list85635133841168" text:continue-numbering="true" text:style-name="L1">
        <text:list-item>
          <text:p text:style-name="P7"><text:span text:style-name="Fuente_20_de_20_párrafo_20_predeter."><text:span text:style-name="T1">Los sistemas multimedia podrían cambiar profundamente la enseñanza</text:span></text:span><text:span text:style-name="Ref._20_de_20_nota_20_al_20_pie"><text:span text:style-name="T1"><text:note text:id="ftn4" text:note-class="footnote"><text:note-citation>4</text:note-citation><text:note-body><text:p text:style-name="P4"><text:span text:style-name="Fuente_20_de_20_párrafo_20_predeter."><text:span text:style-name="T17">"Education" (no contable).</text:span></text:span></text:p></text:note-body></text:note></text:span></text:span><text:span text:style-name="Fuente_20_de_20_párrafo_20_predeter."><text:span text:style-name="T1">.</text:span></text:span></text:p>
        </text:list-item>
      </text:list>
      <text:p text:style-name="P1"><text:tab/><text:span text:style-name="T19">Multimedia systems could deeply/</text:span><text:span text:style-name="T25">profoundly</text:span><text:span text:style-name="T19"> change education/</text:span><text:span text:style-name="T25">learning</text:span></text:p>
      <text:list xml:id="list85633864709060" text:continue-numbering="true" text:style-name="L1">
        <text:list-item>
          <text:p text:style-name="P10">Los aviones civiles americanos están menos informatizados que los aviones europeos.</text:p>
        </text:list-item>
      </text:list>
      <text:p text:style-name="P3"><text:span text:style-name="T1"><text:tab/></text:span><text:span text:style-name="T3">American </text:span><text:span text:style-name="T8">c</text:span><text:span text:style-name="T3">ivil airplanes are less </text:span><text:span text:style-name="T16">computerised</text:span><text:span text:style-name="T3"> </text:span><text:span text:style-name="T5">(no es: informatized) </text:span><text:span text:style-name="T3">than European airplanes</text:span></text:p>
      <text:list xml:id="list85635655085376" text:continue-numbering="true" text:style-name="L1">
        <text:list-item>
          <text:p text:style-name="P7"><text:span text:style-name="Fuente_20_de_20_párrafo_20_predeter."><text:span text:style-name="T1">No soy experto</text:span></text:span><text:span text:style-name="Ref._20_de_20_nota_20_al_20_pie"><text:span text:style-name="T1"><text:note text:id="ftn5" text:note-class="footnote"><text:note-citation>5</text:note-citation><text:note-body><text:p text:style-name="P4"><text:span text:style-name="Fuente_20_de_20_párrafo_20_predeter."><text:span text:style-name="T17">Sustantivo.</text:span></text:span></text:p></text:note-body></text:note></text:span></text:span><text:span text:style-name="Fuente_20_de_20_párrafo_20_predeter."><text:span text:style-name="T1"> en este tema.</text:span></text:span></text:p>
        </text:list-item>
      </text:list>
      <text:p text:style-name="P1"><text:tab/><text:span text:style-name="T20">Im not an expert </text:span><text:span text:style-name="T32">i</text:span><text:span text:style-name="T20">n this topic.</text:span></text:p>
      <text:list xml:id="list85635201891786" text:continue-numbering="true" text:style-name="L1">
        <text:list-item>
          <text:p text:style-name="P10">El ordenador almacena y procesa la información.</text:p>
        </text:list-item>
      </text:list>
      <text:p text:style-name="P1"><text:tab/><text:span text:style-name="T32">The</text:span><text:span text:style-name="T26"> c</text:span><text:span text:style-name="T21">omputer </text:span><text:span text:style-name="T34">stor</text:span><text:span text:style-name="T32">es</text:span><text:span text:style-name="T21"> </text:span><text:span text:style-name="T26">(</text:span><text:span text:style-name="T40">no </text:span><text:span text:style-name="T41">es:</text:span><text:span text:style-name="T40"> storages</text:span><text:span text:style-name="T26">) </text:span><text:span text:style-name="T21">and processes information.</text:span></text:p>
      <text:list xml:id="list85634715529127" text:continue-numbering="true" text:style-name="L1">
        <text:list-item>
          <text:p text:style-name="P7"><text:span text:style-name="Fuente_20_de_20_párrafo_20_predeter."><text:span text:style-name="T1">Los ordenadores actuales no son tan fáciles de usar</text:span></text:span><text:span text:style-name="Ref._20_de_20_nota_20_al_20_pie"><text:span text:style-name="T1"><text:note text:id="ftn6" text:note-class="footnote"><text:note-citation>6</text:note-citation><text:note-body><text:p text:style-name="P4"><text:span text:style-name="Fuente_20_de_20_párrafo_20_predeter."><text:span text:style-name="T17">"User-friendly".</text:span></text:span></text:p></text:note-body></text:note></text:span></text:span><text:span text:style-name="Fuente_20_de_20_párrafo_20_predeter."><text:span text:style-name="T1"> como los ordenadores de la próxima generación. </text:span></text:span></text:p>
        </text:list-item>
      </text:list>
      <text:p text:style-name="P3"><text:span text:style-name="T1"><text:tab/></text:span><text:span text:style-name="T2">Nowadays/</text:span><text:span text:style-name="T4">present/current</text:span><text:span text:style-name="T2"> computers are not as </text:span><text:span text:style-name="T12">user friendly </text:span><text:span text:style-name="T13">as next generation computers.</text:span></text:p>
      <text:list xml:id="list85634816772858" text:continue-numbering="true" text:style-name="L1">
        <text:list-item>
          <text:p text:style-name="P10">Las fibras ópticas pueden transmitir la información muy rápidamente.</text:p>
        </text:list-item>
      </text:list>
      <text:p text:style-name="P1"><text:tab/><text:span text:style-name="T23">Optical fibers</text:span><text:span text:style-name="T28">(American)/Fibres(Brittish)</text:span><text:span text:style-name="T23"> can transfer information </text:span><text:span text:style-name="T33">very</text:span><text:span text:style-name="T27"> </text:span><text:span text:style-name="T23">quickly.</text:span></text:p>
      <text:list xml:id="list85635533265494" text:continue-numbering="true" text:style-name="L1">
        <text:list-item>
          <text:p text:style-name="P7"><text:span text:style-name="Fuente_20_de_20_párrafo_20_predeter."><text:span text:style-name="T1">Está trabajando en la poesía</text:span></text:span><text:span text:style-name="Ref._20_de_20_nota_20_al_20_pie"><text:span text:style-name="T1"><text:note text:id="ftn7" text:note-class="footnote"><text:note-citation>7</text:note-citation><text:note-body><text:p text:style-name="P4"><text:span text:style-name="Fuente_20_de_20_párrafo_20_predeter."><text:span text:style-name="T17">"Poetry" (no contable).</text:span></text:span></text:p></text:note-body></text:note></text:span></text:span><text:span text:style-name="Fuente_20_de_20_párrafo_20_predeter."><text:span text:style-name="T1"> simbolista francesa. <text:s/></text:span></text:span></text:p>
        </text:list-item>
      </text:list>
      <text:p text:style-name="P1"><text:tab/><text:span text:style-name="T23">He/</text:span><text:span text:style-name="T29">She</text:span><text:span text:style-name="T23"> is working on French symbolist poetry</text:span></text:p>
      <text:list xml:id="list85634626144969" text:continue-numbering="true" text:style-name="L1">
        <text:list-item>
          <text:p text:style-name="P10">Debe de haber otra solución más sencilla.</text:p>
        </text:list-item>
      </text:list>
      <text:p text:style-name="P3"><text:span text:style-name="T1"><text:tab/></text:span><text:span text:style-name="T6">It must be an easier sollution.<text:tab/></text:span><text:span text:style-name="T14">Profe</text:span><text:span text:style-name="T5">: There must be another simple</text:span><text:span text:style-name="T9">r</text:span><text:span text:style-name="T5"> solution</text:span></text:p>
      <text:list xml:id="list85634787887595" text:continue-numbering="true" text:style-name="L1">
        <text:list-item>
          <text:p text:style-name="P7"><text:span text:style-name="Fuente_20_de_20_párrafo_20_predeter."><text:span text:style-name="T1">El usuario final</text:span></text:span><text:span text:style-name="Ref._20_de_20_nota_20_al_20_pie"><text:span text:style-name="T1"><text:note text:id="ftn8" text:note-class="footnote"><text:note-citation>8</text:note-citation><text:note-body><text:p text:style-name="P4"><text:span text:style-name="Fuente_20_de_20_párrafo_20_predeter."><text:span text:style-name="T17">"End user".</text:span></text:span></text:p></text:note-body></text:note></text:span></text:span><text:span text:style-name="Fuente_20_de_20_párrafo_20_predeter."><text:span text:style-name="T1"> no suele</text:span></text:span><text:span text:style-name="Ref._20_de_20_nota_20_al_20_pie"><text:span text:style-name="T1"><text:note text:id="ftn9" text:note-class="footnote"><text:note-citation>9</text:note-citation><text:note-body><text:p text:style-name="P4"><text:span text:style-name="Fuente_20_de_20_párrafo_20_predeter."><text:span text:style-name="T17">"Usualmente no sabe".</text:span></text:span></text:p></text:note-body></text:note></text:span></text:span><text:span text:style-name="Fuente_20_de_20_párrafo_20_predeter."><text:span text:style-name="T1"> saber utilizar bien</text:span></text:span><text:span text:style-name="Ref._20_de_20_nota_20_al_20_pie"><text:span text:style-name="T1"><text:note text:id="ftn10" text:note-class="footnote"><text:note-citation>10</text:note-citation><text:note-body><text:p text:style-name="P4"><text:span text:style-name="Fuente_20_de_20_párrafo_20_predeter."><text:span text:style-name="T10">¡Cuidado con la posición del adverbio (v. 2 a)! </text:span></text:span></text:p></text:note-body></text:note></text:span></text:span><text:span text:style-name="Fuente_20_de_20_párrafo_20_predeter."><text:span text:style-name="T1"> un programa de base de datos. <text:s/></text:span></text:span></text:p>
        </text:list-item>
      </text:list>
      <text:p text:style-name="P1"><text:tab/><text:span text:style-name="T39">The</text:span><text:span text:style-name="T43"> e</text:span><text:span text:style-name="T24">nd user is not used to use fine a data base program.</text:span></text:p>
      <text:p text:style-name="P3"><text:span text:style-name="T6"><text:tab/></text:span><text:span text:style-name="T14">Profe</text:span><text:span text:style-name="T5">: The end user does not usually know how to correctly use a database program.</text:span></text:p>
      <text:list xml:id="list85633816701640" text:continue-numbering="true" text:style-name="L1">
        <text:list-item>
          <text:p text:style-name="P10">Para fabricar la mayoría de los chips se utiliza el silicio.</text:p>
        </text:list-item>
      </text:list>
      <text:p text:style-name="P13"><text:tab/><text:span text:style-name="T24">To ma</text:span><text:span text:style-name="T35">k</text:span><text:span text:style-name="T24">e the majority of </text:span><text:span text:style-name="T29">the </text:span><text:span text:style-name="T24">chips </text:span><text:span text:style-name="T37">∅</text:span><text:span text:style-name="T24"> silicon is used</text:span></text:p>
      <text:p text:style-name="P13"><text:span text:style-name="T24"><text:tab/></text:span><text:span text:style-name="T29">Profe: To make most chips sillicon is used</text:span></text:p>
      <text:list xml:id="list85634506109892" text:continue-numbering="true" text:style-name="L1">
        <text:list-item>
          <text:p text:style-name="P7"><text:span text:style-name="Fuente_20_de_20_párrafo_20_predeter."><text:span text:style-name="T1">Los ordenadores paralelos son capaces de resolver rápidamente las tareas de "trituración de números"</text:span></text:span><text:span text:style-name="Ref._20_de_20_nota_20_al_20_pie"><text:span text:style-name="T1"><text:note text:id="ftn11" text:note-class="footnote"><text:note-citation>11</text:note-citation><text:note-body><text:p text:style-name="P4"><text:span text:style-name="Fuente_20_de_20_párrafo_20_predeter."><text:span text:style-name="T10">"de trituración de números" = "number crunching" (adj.)</text:span></text:span></text:p></text:note-body></text:note></text:span></text:span><text:span text:style-name="Fuente_20_de_20_párrafo_20_predeter."><text:span text:style-name="T1">.</text:span></text:span></text:p>
        </text:list-item>
      </text:list>
      <text:p text:style-name="P2"><text:tab/><text:span text:style-name="T24">Parallel computers are capable to solve </text:span><text:span text:style-name="T44">fast</text:span><text:span text:style-name="T45">er</text:span><text:span text:style-name="T24"> ∅ number crunching tasks </text:span><text:span text:style-name="T30">fast</text:span><text:span text:style-name="T38">er</text:span><text:span text:style-name="T24">.</text:span></text:p>
      <text:p text:style-name="P2"><text:span text:style-name="T24"><text:tab/></text:span><text:span text:style-name="T42">Fast no cambia de forma tanto adjetivo como adverbio seria… “I run fast” o “Fast food” pero no fastly.</text:span></text:p>
      <text:list xml:id="list85634863245069" text:continue-numbering="true" text:style-name="L1">
        <text:list-item>
          <text:p text:style-name="P10">El sistema operativo es responsable de asegurar que haya comunicación entre la máquina y el usuario.</text:p>
        </text:list-item>
      </text:list>
      <text:p text:style-name="P1"><text:tab/><text:span text:style-name="T24">The operating system is </text:span><text:span text:style-name="T44">the</text:span><text:span text:style-name="T24"> respons</text:span><text:span text:style-name="T38">i</text:span><text:span text:style-name="T24">ble to make sure that there is </text:span><text:span text:style-name="T44">a</text:span><text:span text:style-name="T24"> communication between machine and user.</text:span></text:p>
      <text:list xml:id="list85634688358637" text:continue-numbering="true" text:style-name="L1">
        <text:list-item>
          <text:p text:style-name="P7"><text:soft-page-break/><text:span text:style-name="Fuente_20_de_20_párrafo_20_predeter."><text:span text:style-name="T1">Los sistemas operativos dirigidos por menú son más fáciles para los principiantes</text:span></text:span><text:span text:style-name="Ref._20_de_20_nota_20_al_20_pie"><text:span text:style-name="T1"><text:note text:id="ftn12" text:note-class="footnote"><text:note-citation>12</text:note-citation><text:note-body><text:p text:style-name="P4"><text:span text:style-name="Fuente_20_de_20_párrafo_20_predeter."><text:span text:style-name="T11">"principiante" = "beginner".</text:span></text:span></text:p></text:note-body></text:note></text:span></text:span><text:span text:style-name="Fuente_20_de_20_párrafo_20_predeter."><text:span text:style-name="T1">.</text:span></text:span></text:p>
        </text:list-item>
      </text:list>
      <text:p text:style-name="P1"><text:tab/><text:span text:style-name="T24">Operating systems runned by menu are easier for beggin</text:span><text:span text:style-name="T38">n</text:span><text:span text:style-name="T24">ers.</text:span></text:p>
      <text:p text:style-name="P1"><text:span text:style-name="T24"><text:tab/></text:span><text:span text:style-name="T30">Profe: Menu driven operating systems are easier for beginners</text:span></text:p>
      <text:list xml:id="list85633911030193" text:continue-numbering="true" text:style-name="L1">
        <text:list-item>
          <text:p text:style-name="P11">Se ha resuelto el problema más difícil.</text:p>
        </text:list-item>
      </text:list>
      <text:p text:style-name="P1"><text:tab/><text:span text:style-name="T24">It has been solved the most difficult problem.</text:span></text:p>
      <text:p text:style-name="P1"><text:span text:style-name="T24"><text:tab/></text:span><text:span text:style-name="T30">Profe: The most difficult problem has been solved.</text:span></text:p>
      <text:list xml:id="list85635632843901" text:continue-numbering="true" text:style-name="L1">
        <text:list-item>
          <text:p text:style-name="P7"><text:span text:style-name="Fuente_20_de_20_párrafo_20_predeter."><text:span text:style-name="T1">Es importante dar un nombre significativo</text:span></text:span><text:span text:style-name="Ref._20_de_20_nota_20_al_20_pie"><text:span text:style-name="T1"><text:note text:id="ftn13" text:note-class="footnote"><text:note-citation>13</text:note-citation><text:note-body><text:p text:style-name="P4"><text:span text:style-name="Fuente_20_de_20_párrafo_20_predeter."><text:span text:style-name="T18">"significativo" = "meaningful".</text:span></text:span></text:p></text:note-body></text:note></text:span></text:span><text:span text:style-name="Fuente_20_de_20_párrafo_20_predeter."><text:span text:style-name="T1"> a las variables.</text:span></text:span></text:p>
        </text:list-item>
      </text:list>
      <text:p text:style-name="P1"><text:tab/><text:span text:style-name="T24">It is important to give a meaningful name to </text:span><text:span text:style-name="T44">the</text:span><text:span text:style-name="T24"> variables.</text:span></text:p>
      <text:list xml:id="list85635743640502" text:continue-numbering="true" text:style-name="L1">
        <text:list-item>
          <text:p text:style-name="P7"><text:span text:style-name="Fuente_20_de_20_párrafo_20_predeter."><text:span text:style-name="T1">Este sistema se llama "sistema de cabeza móvil</text:span></text:span><text:span text:style-name="Ref._20_de_20_nota_20_al_20_pie"><text:span text:style-name="T1"><text:note text:id="ftn14" text:note-class="footnote"><text:note-citation>14</text:note-citation><text:note-body><text:p text:style-name="P4"><text:span text:style-name="Fuente_20_de_20_párrafo_20_predeter."><text:span text:style-name="T18">"de cabeza móvil" = "moving head" (adj.).</text:span></text:span></text:p></text:note-body></text:note></text:span></text:span><text:span text:style-name="Fuente_20_de_20_párrafo_20_predeter."><text:span text:style-name="T1">".</text:span></text:span></text:p>
        </text:list-item>
      </text:list>
      <text:p text:style-name="P9"><text:span text:style-name="T1"><text:tab/></text:span><text:span text:style-name="T6">This system is called </text:span><text:span text:style-name="T15">a</text:span><text:span text:style-name="T6"> moving head system.</text:span></text:p>
      <text:list xml:id="list85634470954386" text:continue-numbering="true" text:style-name="L1">
        <text:list-item>
          <text:p text:style-name="P10">¿Tienes respuesta para esa pregunta?</text:p>
        </text:list-item>
      </text:list>
      <text:p text:style-name="P1"><text:tab/><text:span text:style-name="T24">Do you have an answer to that question?</text:span></text:p>
      <text:p text:style-name="P1"/>
      <text:p text:style-name="P15">RESUMEN:</text:p>
      <text:p text:style-name="P16">-Cuando no hay articulo en ingles y en español si o al reves. Frases: 19 o 20</text:p>
      <text:p text:style-name="P16"/>
      <text:p text:style-name="P16">-El adverbio tiene que estar en su lugar, no puede estar entre el verbo y el objeto directo. Frases 12 o1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 loext:hyphenation-no-caps="false"/>
    </style:style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exto_20_de_20_nota_20_al_20_pie" style:display-name="Texto de nota al pie" style:family="paragraph" style:parent-style-name="Normal">
      <style:paragraph-properties fo:margin-top="0.353cm" fo:margin-bottom="0.282cm" style:contextual-spacing="false" style:line-height-at-least="0.564cm" fo:hyphenation-ladder-count="no-limit"/>
      <style:text-properties style:font-name="Arial" fo:font-family="Arial" style:font-family-generic="swiss" style:font-pitch="variable" fo:font-size="11pt" fo:language="es" fo:country="ES" style:font-size-asian="11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Arial" fo:font-family="Arial" style:font-family-generic="swiss" style:font-pitch="variable" fo:font-size="12pt" fo:language="en" fo:country="GB" fo:font-style="italic" fo:font-weight="bold" style:font-name-asian="Times New Roman" style:font-family-asian="'Times New Roman'" style:font-family-generic-asian="roman" style:font-pitch-asian="variable" style:font-size-asian="12pt" style:language-asian="es" style:country-asian="ES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ef._20_de_20_nota_20_al_20_pie" style:display-name="Ref. de nota al pie" style:family="text">
      <style:text-properties style:text-position="super 64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armen Pérez Sabater</meta:initial-creator>
    <meta:creation-date>2020-10-13T14:34:00Z</meta:creation-date>
    <dc:date>2020-10-15T08:56:33.531000000</dc:date>
    <meta:editing-cycles>14</meta:editing-cycles>
    <meta:editing-duration>PT43M40S</meta:editing-duration>
    <meta:document-statistic meta:table-count="0" meta:image-count="0" meta:object-count="0" meta:page-count="2" meta:paragraph-count="63" meta:word-count="563" meta:character-count="3507" meta:non-whitespace-character-count="2996"/>
    <meta:template xlink:type="simple" xlink:actuate="onRequest" xlink:title="" xlink:href="Normal.dotm"/>
  </office:meta>
</office:document-meta>
</file>